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5-08-0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5-05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5-03-1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4-12-2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4-11-0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4-06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4-02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3-12-0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3-09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3-06-0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2-12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2-05-2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2-02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1-11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1-07-2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1-03-25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0-11-1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0-07-1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20-03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9-11-1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9-06-2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8-08-1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8-02-0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7-10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7-08-10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7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7-02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6-12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6-10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6-06-0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6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5-10-0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5-06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5-02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4-10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4-08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4-06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4-02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3-1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3-10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3-08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3-06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3-04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3-02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2-12-0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2-10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2-08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2-04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2-02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1-09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1-07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1-05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1-03-1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1-01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0-11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0-09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0-07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0-03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10-01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09-11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09-09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0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0104490001</text:p>
          </table:table-cell>
          <table:table-cell office:value-type="string" calcext:value-type="string">
            <text:p>SC00606607DCAA GRNDEV7</text:p>
          </table:table-cell>
          <table:table-cell office:value-type="string" calcext:value-type="string">
            <text:p>200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